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3"><text:soft-page-break/>Sat Nov 25, 2017 <text:span text:style-name="T1">5.5 miles</text:span> </text:p>
      <text:p text:style-name="P3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5T13:13:31.94</dc:date>
    <dc:creator>James Lombardi</dc:creator>
    <meta:editing-duration>PT9H39M11S</meta:editing-duration>
    <meta:editing-cycles>56</meta:editing-cycles>
    <meta:generator>OpenOffice/4.1.2$Win32 OpenOffice.org_project/412m3$Build-9782</meta:generator>
    <meta:document-statistic meta:table-count="0" meta:image-count="0" meta:object-count="0" meta:page-count="7" meta:paragraph-count="123" meta:word-count="1861" meta:character-count="8773"/>
  </office:meta>
</office:document-meta>
</file>